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cd9c5" officeooo:paragraph-rsid="007cd9c5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9" style:family="paragraph" style:parent-style-name="Heading_20_2">
      <style:paragraph-properties fo:break-before="page"/>
      <style:text-properties officeooo:paragraph-rsid="00a7e395"/>
    </style:style>
    <style:style style:name="P20" style:family="paragraph" style:parent-style-name="Standard">
      <style:text-properties fo:language="ru" fo:country="RU" officeooo:rsid="009ff1ae" officeooo:paragraph-rsid="009ff1ae"/>
    </style:style>
    <style:style style:name="P21" style:family="paragraph" style:parent-style-name="Standard">
      <style:text-properties fo:language="ru" fo:country="RU" officeooo:rsid="00d6c679" officeooo:paragraph-rsid="00d6c679"/>
    </style:style>
    <style:style style:name="P22" style:family="paragraph" style:parent-style-name="Standard">
      <style:text-properties fo:language="ru" fo:country="RU" officeooo:rsid="00a7cc4a" officeooo:paragraph-rsid="00a7cc4a"/>
    </style:style>
    <style:style style:name="P23" style:family="paragraph" style:parent-style-name="Heading_20_2">
      <style:text-properties officeooo:rsid="00a99d24" officeooo:paragraph-rsid="00a99d24"/>
    </style:style>
    <style:style style:name="P24" style:family="paragraph" style:parent-style-name="Листинг">
      <style:text-properties fo:language="ru" fo:country="RU" officeooo:rsid="00b0f26d" officeooo:paragraph-rsid="00b0f26d"/>
    </style:style>
    <style:style style:name="P25" style:family="paragraph" style:parent-style-name="Мой_20_код" style:list-style-name="Нумерация_20_кода">
      <style:text-properties officeooo:rsid="00b0f26d" officeooo:paragraph-rsid="00b0f26d"/>
    </style:style>
    <style:style style:name="P26" style:family="paragraph" style:parent-style-name="Text_20_body">
      <style:text-properties officeooo:paragraph-rsid="00ab8dbf"/>
    </style:style>
    <style:style style:name="P27" style:family="paragraph" style:parent-style-name="Листинг">
      <style:text-properties fo:language="ru" fo:country="RU" officeooo:rsid="00b0f26d" officeooo:paragraph-rsid="00d886d3"/>
    </style:style>
    <style:style style:name="P28" style:family="paragraph" style:parent-style-name="Мой_20_код" style:list-style-name="Нумерация_20_кода">
      <style:text-properties officeooo:rsid="00b0f26d" officeooo:paragraph-rsid="00d886d3"/>
    </style:style>
    <style:style style:name="P29" style:family="paragraph" style:parent-style-name="Text_20_body">
      <style:text-properties officeooo:paragraph-rsid="00d886d3"/>
    </style:style>
    <style:style style:name="P30" style:family="paragraph" style:parent-style-name="Heading_20_3">
      <style:text-properties officeooo:rsid="00dad5e8" officeooo:paragraph-rsid="00dad5e8"/>
    </style:style>
    <style:style style:name="P31" style:family="paragraph" style:parent-style-name="Text_20_body">
      <style:text-properties fo:language="en" fo:country="US" fo:font-weight="bold" officeooo:rsid="00dc905c" officeooo:paragraph-rsid="00dc905c" style:font-weight-asian="bold" style:font-weight-complex="bold"/>
    </style:style>
    <style:style style:name="P32" style:family="paragraph" style:parent-style-name="Heading_20_2">
      <style:text-properties fo:language="ru" fo:country="RU" officeooo:rsid="00cebff2" officeooo:paragraph-rsid="00cebff2"/>
    </style:style>
    <style:style style:name="P33" style:family="paragraph" style:parent-style-name="Text_20_body">
      <style:paragraph-properties fo:text-align="justify" style:justify-single-word="false"/>
      <style:text-properties officeooo:rsid="00cebff2" officeooo:paragraph-rsid="00cebff2"/>
    </style:style>
    <style:style style:name="P34" style:family="paragraph" style:parent-style-name="Heading_20_2">
      <style:text-properties officeooo:paragraph-rsid="00a99d24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09f784e"/>
    </style:style>
    <style:style style:name="T3" style:family="text">
      <style:text-properties fo:language="en" fo:country="US" officeooo:rsid="00d5c6e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8e42" style:font-weight-asian="bold" style:font-weight-complex="bold"/>
    </style:style>
    <style:style style:name="T6" style:family="text">
      <style:text-properties officeooo:rsid="0039bf97"/>
    </style:style>
    <style:style style:name="T7" style:family="text">
      <style:text-properties fo:language="ru" fo:country="RU" officeooo:rsid="007cd9c5"/>
    </style:style>
    <style:style style:name="T8" style:family="text">
      <style:text-properties officeooo:rsid="007cd9c5"/>
    </style:style>
    <style:style style:name="T9" style:family="text">
      <style:text-properties fo:language="ru" fo:country="RU" officeooo:rsid="005e102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9bf97" style:font-style-asian="normal" style:font-style-complex="normal"/>
    </style:style>
    <style:style style:name="T12" style:family="text">
      <style:text-properties fo:font-style="normal" officeooo:rsid="005e1027" style:font-style-asian="normal" style:font-style-complex="normal"/>
    </style:style>
    <style:style style:name="T13" style:family="text">
      <style:text-properties officeooo:rsid="00a99d24"/>
    </style:style>
    <style:style style:name="T14" style:family="text">
      <style:text-properties officeooo:rsid="00d6c679"/>
    </style:style>
    <style:style style:name="T15" style:family="text">
      <style:text-properties officeooo:rsid="00d886d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ru" fo:country="RU" fo:font-weight="normal" officeooo:rsid="00dd4a4a" style:font-weight-asian="normal" style:font-weight-complex="normal"/>
    </style:style>
    <style:style style:name="T18" style:family="text">
      <style:text-properties officeooo:rsid="00dca1ff"/>
    </style:style>
    <style:style style:name="T19" style:family="text">
      <style:text-properties fo:font-weight="normal" officeooo:rsid="00dd4a4a" style:font-weight-asian="normal" style:font-weight-complex="normal"/>
    </style:style>
    <style:style style:name="T20" style:family="text">
      <style:text-properties fo:language="ru" fo:country="RU" fo:font-weight="normal" officeooo:rsid="00dd61e2" style:font-weight-asian="normal" style:font-weight-complex="normal"/>
    </style:style>
    <style:style style:name="T21" style:family="text">
      <style:text-properties fo:language="ru" fo:country="RU"/>
    </style:style>
    <style:style style:name="T22" style:family="text">
      <style:text-properties fo:font-size="14pt" fo:language="ru" fo:country="RU" style:font-size-asian="14pt" style:font-size-complex="14pt"/>
    </style:style>
    <style:style style:name="T23" style:family="text">
      <style:text-properties fo:font-size="14pt" fo:language="ru" fo:country="RU" officeooo:rsid="00de16dc" style:font-size-asian="14pt" style:font-size-complex="14pt"/>
    </style:style>
    <style:style style:name="T24" style:family="text">
      <style:text-properties fo:font-size="14pt" fo:language="ru" fo:country="RU" officeooo:rsid="00dd9524" style:font-size-asian="14pt" style:font-size-complex="14pt"/>
    </style:style>
    <style:style style:name="T25" style:family="text">
      <style:text-properties fo:font-size="14pt" fo:language="ru" fo:country="RU" officeooo:rsid="00dee311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ПРОГРАММНЫХ МОДУЛЕЙ</text:p>
      <text:p text:style-name="P8"/>
      <text:p text:style-name="P8"/>
      <text:p text:style-name="P9">ЛАБОРАТОРНАЯ РАБОТА №<text:span text:style-name="T2">1</text:span><text:span text:style-name="T3">8</text:span></text:p>
      <text:p text:style-name="P10">по теме:</text:p>
      <text:h text:style-name="Heading_20_1" text:outline-level="1">Создание главного и контекстного меню</text:h>
      <text:p text:style-name="Заголовок_20_2_20_титул"/>
      <text:p text:style-name="Заголовок_20_2_20_титул"/>
      <text:p text:style-name="P11"><text:span text:style-name="T4">Выполн</text:span><text:span text:style-name="T5">ил:</text:span></text:p>
      <text:p text:style-name="P11"><text:span text:style-name="T6">студент ЕПК, </text:span><text:span text:style-name="T7">И-32 </text:span><text:span text:style-name="T6">групп</text:span><text:span text:style-name="T8">ы</text:span></text:p>
      <text:p text:style-name="P12">Самсыка Р. М.</text:p>
      <text:p text:style-name="P13"/>
      <text:p text:style-name="P14"><text:span text:style-name="T6">Проверил</text:span>:</text:p>
      <text:p text:style-name="P15"><text:span text:style-name="T6">преподаватель </text:span><text:span text:style-name="T9">дисциплины «Разработка программных модулей»</text:span></text:p>
      <text:p text:style-name="P16">Фомин А. Т.</text:p>
      <text:p text:style-name="P17"/>
      <text:p text:style-name="P17"/>
      <text:p text:style-name="P17"/>
      <text:p text:style-name="P17"/>
      <text:p text:style-name="P17"/>
      <text:p text:style-name="P4"/>
      <text:p text:style-name="P4"/>
      <text:p text:style-name="P4"/>
      <text:p text:style-name="P18"><text:span text:style-name="Emphasis"/></text:p>
      <text:p text:style-name="P4">Ейск <text:span text:style-name="Emphasis"><text:span text:style-name="T10">20</text:span></text:span><text:span text:style-name="Emphasis"><text:span text:style-name="T11">2</text:span></text:span><text:span text:style-name="Emphasis"><text:span text:style-name="T12">4</text:span></text:span></text:p>
      <text:h text:style-name="P19" text:outline-level="2" text:is-list-header="true"><text:span text:style-name="T13">1 </text:span>Цель </text:h>
      <text:p text:style-name="Standard">Овладение навыками создания меню различного типа и обработчиков сообщений пунктов меню. </text:p>
      <text:p text:style-name="P20"/>
      <text:h text:style-name="Heading_20_2" text:outline-level="2"><text:span text:style-name="T13">2 </text:span>Постановка задачи</text:h>
      <text:p text:style-name="P20">1. Разработать приложение <text:span text:style-name="T14">по шаблону (Пункты меню, подпункты меню, ползунок, контекстное меню, изменение вида ползунка кнопками в меню, отображать выбранное состояние ползунка).</text:span></text:p>
      <text:p text:style-name="P21">2. Добавить изменение ориентации ползунка.</text:p>
      <text:p text:style-name="P21">3. Сделать отчёт.</text:p>
      <text:p text:style-name="P22"/>
      <text:h text:style-name="P23" text:outline-level="2">3 Выполнение задания</text:h>
      <text:p text:style-name="P24">Листинг 1. Код формы</text:p>
      <text:list text:style-name="Нумерация_20_кода">
        <text:list-item>
          <text:p text:style-name="P25">using System;</text:p>
        </text:list-item>
        <text:list-item>
          <text:p text:style-name="P25">using System.Collections.Generic;</text:p>
        </text:list-item>
        <text:list-item>
          <text:p text:style-name="P25">using System.ComponentModel;</text:p>
        </text:list-item>
        <text:list-item>
          <text:p text:style-name="P25">using System.Data;</text:p>
        </text:list-item>
        <text:list-item>
          <text:p text:style-name="P25">using System.Drawing;</text:p>
        </text:list-item>
        <text:list-item>
          <text:p text:style-name="P25">using System.Linq;</text:p>
        </text:list-item>
        <text:list-item>
          <text:p text:style-name="P25">using System.Text;</text:p>
        </text:list-item>
        <text:list-item>
          <text:p text:style-name="P25">using System.Threading.Tasks;</text:p>
        </text:list-item>
        <text:list-item>
          <text:p text:style-name="P25">using System.Windows.Forms;</text:p>
        </text:list-item>
        <text:list-item>
          <text:p text:style-name="P25"/>
        </text:list-item>
        <text:list-item>
          <text:p text:style-name="P25">namespace MenuApp</text:p>
        </text:list-item>
        <text:list-item>
          <text:p text:style-name="P25">{</text:p>
        </text:list-item>
        <text:list-item>
          <text:p text:style-name="P25"><text:s text:c="4"/>public partial class Form1 : Form</text:p>
        </text:list-item>
        <text:list-item>
          <text:p text:style-name="P25"><text:s text:c="4"/>{</text:p>
        </text:list-item>
        <text:list-item>
          <text:p text:style-name="P25"><text:s text:c="8"/>public Form1()</text:p>
        </text:list-item>
        <text:list-item>
          <text:p text:style-name="P25"><text:s text:c="8"/>{</text:p>
        </text:list-item>
        <text:list-item>
          <text:p text:style-name="P25"><text:s text:c="12"/>InitializeComponent();</text:p>
        </text:list-item>
        <text:list-item>
          <text:p text:style-name="P25"><text:s text:c="8"/>}</text:p>
        </text:list-item>
        <text:list-item>
          <text:p text:style-name="P25"/>
        </text:list-item>
        <text:list-item>
          <text:p text:style-name="P25"><text:s text:c="8"/>private void menuItemAdd_Click(object sender, System.EventArgs e)</text:p>
        </text:list-item>
        <text:list-item>
          <text:p text:style-name="P25"><text:soft-page-break/><text:s text:c="8"/>{// код для добавления </text:p>
        </text:list-item>
        <text:list-item>
          <text:p text:style-name="P25"><text:s text:c="12"/>MessageBox.Show("Добавление");</text:p>
        </text:list-item>
        <text:list-item>
          <text:p text:style-name="P25"><text:s text:c="8"/>}</text:p>
        </text:list-item>
        <text:list-item>
          <text:p text:style-name="P25"><text:s text:c="8"/>private void menuItemDel_Click(object sender, System.EventArgs e)</text:p>
        </text:list-item>
        <text:list-item>
          <text:p text:style-name="P25"><text:s text:c="8"/>{// код для удаления </text:p>
        </text:list-item>
        <text:list-item>
          <text:p text:style-name="P25"><text:s text:c="12"/>MessageBox.Show("Удаление");</text:p>
        </text:list-item>
        <text:list-item>
          <text:p text:style-name="P25"><text:s text:c="8"/>}</text:p>
        </text:list-item>
        <text:list-item>
          <text:p text:style-name="P25"><text:s text:c="8"/>private void menuItemMove_Click(object sender, System.EventArgs e)</text:p>
        </text:list-item>
        <text:list-item>
          <text:p text:style-name="P25"><text:s text:c="8"/>{// код для перемещения </text:p>
        </text:list-item>
        <text:list-item>
          <text:p text:style-name="P25"><text:s text:c="12"/>MessageBox.Show("Перемещение");</text:p>
        </text:list-item>
        <text:list-item>
          <text:p text:style-name="P25"><text:s text:c="8"/>}</text:p>
        </text:list-item>
        <text:list-item>
          <text:p text:style-name="P25"/>
        </text:list-item>
        <text:list-item>
          <text:p text:style-name="P25"><text:s text:c="8"/>private void сообщение1ToolStripMenuItem_Click(object sender, EventArgs e)</text:p>
        </text:list-item>
        <text:list-item>
          <text:p text:style-name="P25"><text:s text:c="8"/>{</text:p>
        </text:list-item>
        <text:list-item>
          <text:p text:style-name="P25"><text:s text:c="12"/>ToolStripMenuItem item = (ToolStripMenuItem)sender;</text:p>
        </text:list-item>
        <text:list-item>
          <text:p text:style-name="P25"><text:s text:c="12"/>string message = item.Text;</text:p>
        </text:list-item>
        <text:list-item>
          <text:p text:style-name="P25"><text:s text:c="12"/>MessageBox.Show(message);</text:p>
        </text:list-item>
        <text:list-item>
          <text:p text:style-name="P25"><text:s text:c="8"/>}</text:p>
        </text:list-item>
        <text:list-item>
          <text:p text:style-name="P25"/>
        </text:list-item>
        <text:list-item>
          <text:p text:style-name="P25"><text:s text:c="8"/>private void Form1_Load(object sender, EventArgs e)</text:p>
        </text:list-item>
        <text:list-item>
          <text:p text:style-name="P25"><text:s text:c="8"/>{</text:p>
        </text:list-item>
        <text:list-item>
          <text:p text:style-name="P25"/>
        </text:list-item>
        <text:list-item>
          <text:p text:style-name="P25"><text:s text:c="8"/>}</text:p>
        </text:list-item>
        <text:list-item>
          <text:p text:style-name="P25"/>
        </text:list-item>
        <text:list-item>
          <text:p text:style-name="P25"><text:s text:c="8"/>private void menuItemNone_Click(object sender, EventArgs e)</text:p>
        </text:list-item>
        <text:list-item>
          <text:p text:style-name="P25"><text:s text:c="8"/>{</text:p>
        </text:list-item>
        <text:list-item>
          <text:p text:style-name="P25"><text:s text:c="12"/>ToolStripMenuItem item = (ToolStripMenuItem)sender;</text:p>
        </text:list-item>
        <text:list-item>
          <text:p text:style-name="P25"><text:s text:c="12"/>string text = item.Text;</text:p>
        </text:list-item>
        <text:list-item>
          <text:p text:style-name="P25"><text:s text:c="12"/>switch(text)</text:p>
        </text:list-item>
        <text:list-item>
          <text:p text:style-name="P25"><text:s text:c="12"/>{</text:p>
        </text:list-item>
        <text:list-item>
          <text:p text:style-name="P25"><text:s text:c="16"/>case "Пусто":</text:p>
        </text:list-item>
        <text:list-item>
          <text:p text:style-name="P25"><text:s text:c="20"/>trackBar1.TickStyle =</text:p>
        </text:list-item>
        <text:list-item>
          <text:p text:style-name="P25"><text:s text:c="20"/>TickStyle.None;</text:p>
        </text:list-item>
        <text:list-item>
          <text:p text:style-name="P25"><text:s text:c="20"/>break;</text:p>
        </text:list-item>
        <text:list-item>
          <text:p text:style-name="P25"><text:soft-page-break/><text:s text:c="16"/>case "Сверху-слева":</text:p>
        </text:list-item>
        <text:list-item>
          <text:p text:style-name="P25"><text:s text:c="20"/>trackBar1.TickStyle =</text:p>
        </text:list-item>
        <text:list-item>
          <text:p text:style-name="P25"><text:s text:c="20"/>TickStyle.TopLeft;</text:p>
        </text:list-item>
        <text:list-item>
          <text:p text:style-name="P25"><text:s text:c="20"/>break;</text:p>
        </text:list-item>
        <text:list-item>
          <text:p text:style-name="P25"><text:s text:c="16"/>case "Снизу-справа":</text:p>
        </text:list-item>
        <text:list-item>
          <text:p text:style-name="P25"><text:s text:c="20"/>trackBar1.TickStyle =</text:p>
        </text:list-item>
        <text:list-item>
          <text:p text:style-name="P25"><text:s text:c="20"/>TickStyle.BottomRight;</text:p>
        </text:list-item>
        <text:list-item>
          <text:p text:style-name="P25"><text:s text:c="20"/>break;</text:p>
        </text:list-item>
        <text:list-item>
          <text:p text:style-name="P25"><text:s text:c="16"/>case "С обеих сторон":</text:p>
        </text:list-item>
        <text:list-item>
          <text:p text:style-name="P25"><text:s text:c="20"/>trackBar1.TickStyle =</text:p>
        </text:list-item>
        <text:list-item>
          <text:p text:style-name="P25"><text:s text:c="20"/>TickStyle.Both;</text:p>
        </text:list-item>
        <text:list-item>
          <text:p text:style-name="P25"><text:s text:c="20"/>break;</text:p>
        </text:list-item>
        <text:list-item>
          <text:p text:style-name="P25"><text:s text:c="12"/>}</text:p>
        </text:list-item>
        <text:list-item>
          <text:p text:style-name="P25"><text:s text:c="12"/>foreach (ToolStripMenuItem item1 in menuItemTrackBar.DropDownItems)</text:p>
        </text:list-item>
        <text:list-item>
          <text:p text:style-name="P25"><text:s text:c="12"/>{</text:p>
        </text:list-item>
        <text:list-item>
          <text:p text:style-name="P25"><text:s text:c="16"/>// если текст меню совпадает с переданным параметром, то помечаем пункт меню </text:p>
        </text:list-item>
        <text:list-item>
          <text:p text:style-name="P25"><text:s text:c="16"/>if (item1.Text == text)</text:p>
        </text:list-item>
        <text:list-item>
          <text:p text:style-name="P25"><text:s text:c="20"/>item1.Checked = true;</text:p>
        </text:list-item>
        <text:list-item>
          <text:p text:style-name="P25"><text:s text:c="16"/>// если текст меню не совпадает с переданным параметром, то снимаем пометку с пункта меню </text:p>
        </text:list-item>
        <text:list-item>
          <text:p text:style-name="P25"><text:s text:c="16"/>else</text:p>
        </text:list-item>
        <text:list-item>
          <text:p text:style-name="P25"><text:s text:c="20"/>item1.Checked = false;</text:p>
        </text:list-item>
        <text:list-item>
          <text:p text:style-name="P25"><text:s text:c="12"/>}</text:p>
        </text:list-item>
        <text:list-item>
          <text:p text:style-name="P25"><text:s text:c="12"/>// проходим по всем подпунктам, изменяющим стиль бегунка и расположенных в контекстном меню программы</text:p>
        </text:list-item>
        <text:list-item>
          <text:p text:style-name="P25"><text:s text:c="12"/>foreach (ToolStripMenuItem item1 in contextMenuStrip2.Items)</text:p>
        </text:list-item>
        <text:list-item>
          <text:p text:style-name="P25"><text:s text:c="12"/>{</text:p>
        </text:list-item>
        <text:list-item>
          <text:p text:style-name="P25"><text:s text:c="16"/>// если текст меню совпадает с переданным параметром, то помечаем пункт меню </text:p>
        </text:list-item>
        <text:list-item>
          <text:p text:style-name="P25"><text:s text:c="16"/>if (item1.Text == text)</text:p>
        </text:list-item>
        <text:list-item>
          <text:p text:style-name="P25"><text:s text:c="20"/>item1.Checked = true;</text:p>
        </text:list-item>
        <text:list-item>
          <text:p text:style-name="P25"><text:s text:c="16"/>// если текст меню не совпадает с переданным параметром, то снимаем пометку с пункта меню </text:p>
        </text:list-item>
        <text:list-item>
          <text:p text:style-name="P25"><text:s text:c="16"/>else</text:p>
        </text:list-item>
        <text:list-item>
          <text:p text:style-name="P25"><text:s text:c="20"/>item1.Checked = false;</text:p>
        </text:list-item>
        <text:list-item>
          <text:p text:style-name="P25"><text:soft-page-break/><text:s text:c="12"/>}</text:p>
        </text:list-item>
        <text:list-item>
          <text:p text:style-name="P25"><text:s text:c="8"/>}</text:p>
        </text:list-item>
        <text:list-item>
          <text:p text:style-name="P25"/>
        </text:list-item>
        <text:list-item>
          <text:p text:style-name="P25"><text:s text:c="8"/>private void горизонтальнаяToolStripMenuItem_Click(object sender, EventArgs e)</text:p>
        </text:list-item>
        <text:list-item>
          <text:p text:style-name="P25"><text:s text:c="8"/>{</text:p>
        </text:list-item>
        <text:list-item>
          <text:p text:style-name="P25"><text:s text:c="12"/>ToolStripMenuItem item = (ToolStripMenuItem)sender;</text:p>
        </text:list-item>
        <text:list-item>
          <text:p text:style-name="P25"><text:s text:c="12"/>string text = item.Text;</text:p>
        </text:list-item>
        <text:list-item>
          <text:p text:style-name="P25"><text:s text:c="12"/>switch (text)</text:p>
        </text:list-item>
        <text:list-item>
          <text:p text:style-name="P25"><text:s text:c="12"/>{</text:p>
        </text:list-item>
        <text:list-item>
          <text:p text:style-name="P25"><text:s text:c="16"/>case "Горизонтальная":</text:p>
        </text:list-item>
        <text:list-item>
          <text:p text:style-name="P25"><text:s text:c="20"/>trackBar1.Orientation = Orientation.Horizontal;</text:p>
        </text:list-item>
        <text:list-item>
          <text:p text:style-name="P25"><text:s text:c="20"/>break;</text:p>
        </text:list-item>
        <text:list-item>
          <text:p text:style-name="P25"><text:s text:c="16"/>case "Вертикальная":</text:p>
        </text:list-item>
        <text:list-item>
          <text:p text:style-name="P25"><text:s text:c="20"/>trackBar1.Orientation = Orientation.Vertical;</text:p>
        </text:list-item>
        <text:list-item>
          <text:p text:style-name="P25"><text:s text:c="20"/>break;</text:p>
        </text:list-item>
        <text:list-item>
          <text:p text:style-name="P25"><text:s text:c="12"/>}</text:p>
        </text:list-item>
        <text:list-item>
          <text:p text:style-name="P25"><text:s text:c="8"/>}</text:p>
        </text:list-item>
        <text:list-item>
          <text:p text:style-name="P25"><text:s text:c="4"/>}</text:p>
        </text:list-item>
        <text:list-item>
          <text:p text:style-name="P25">}</text:p>
        </text:list-item>
      </text:list>
      <text:p text:style-name="P26"/>
      <text:p text:style-name="P27">Листинг <text:span text:style-name="T15">2</text:span>. Код <text:span text:style-name="T15">дизайна</text:span> формы</text:p>
      <text:list text:continue-numbering="true" text:style-name="Нумерация_20_кода">
        <text:list-item text:start-value="1">
          <text:p text:style-name="P28">namespace MenuApp</text:p>
        </text:list-item>
        <text:list-item>
          <text:p text:style-name="P28">{</text:p>
        </text:list-item>
        <text:list-item>
          <text:p text:style-name="P28"><text:s text:c="4"/>partial class Form1</text:p>
        </text:list-item>
        <text:list-item>
          <text:p text:style-name="P28"><text:s text:c="4"/>{</text:p>
        </text:list-item>
        <text:list-item>
          <text:p text:style-name="P28"><text:s text:c="8"/>/// &lt;summary&gt;</text:p>
        </text:list-item>
        <text:list-item>
          <text:p text:style-name="P28"><text:s text:c="8"/>/// Обязательная переменная конструктора.</text:p>
        </text:list-item>
        <text:list-item>
          <text:p text:style-name="P28"><text:s text:c="8"/>/// &lt;/summary&gt;</text:p>
        </text:list-item>
        <text:list-item>
          <text:p text:style-name="P28"><text:s text:c="8"/>private System.ComponentModel.IContainer components = null;</text:p>
        </text:list-item>
        <text:list-item>
          <text:p text:style-name="P28"/>
        </text:list-item>
        <text:list-item>
          <text:p text:style-name="P28"><text:s text:c="8"/>/// &lt;summary&gt;</text:p>
        </text:list-item>
        <text:list-item>
          <text:p text:style-name="P28"><text:s text:c="8"/>/// Освободить все используемые ресурсы.</text:p>
        </text:list-item>
        <text:list-item>
          <text:p text:style-name="P28"><text:soft-page-break/><text:s text:c="8"/>/// &lt;/summary&gt;</text:p>
        </text:list-item>
        <text:list-item>
          <text:p text:style-name="P28"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28"><text:s text:c="8"/>protected override void Dispose(bool disposing)</text:p>
        </text:list-item>
        <text:list-item>
          <text:p text:style-name="P28"><text:s text:c="8"/>{</text:p>
        </text:list-item>
        <text:list-item>
          <text:p text:style-name="P28"><text:s text:c="12"/>if (disposing &amp;&amp; (components != null))</text:p>
        </text:list-item>
        <text:list-item>
          <text:p text:style-name="P28"><text:s text:c="12"/>{</text:p>
        </text:list-item>
        <text:list-item>
          <text:p text:style-name="P28"><text:s text:c="16"/>components.Dispose();</text:p>
        </text:list-item>
        <text:list-item>
          <text:p text:style-name="P28"><text:s text:c="12"/>}</text:p>
        </text:list-item>
        <text:list-item>
          <text:p text:style-name="P28"><text:s text:c="12"/>base.Dispose(disposing);</text:p>
        </text:list-item>
        <text:list-item>
          <text:p text:style-name="P28"><text:s text:c="8"/>}</text:p>
        </text:list-item>
        <text:list-item>
          <text:p text:style-name="P28"/>
        </text:list-item>
        <text:list-item>
          <text:p text:style-name="P28"><text:s text:c="8"/>#region Код, автоматически созданный конструктором форм Windows</text:p>
        </text:list-item>
        <text:list-item>
          <text:p text:style-name="P28"/>
        </text:list-item>
        <text:list-item>
          <text:p text:style-name="P28"><text:s text:c="8"/>/// &lt;summary&gt;</text:p>
        </text:list-item>
        <text:list-item>
          <text:p text:style-name="P28"><text:s text:c="8"/>/// Требуемый метод для поддержки конструктора — не изменяйте </text:p>
        </text:list-item>
        <text:list-item>
          <text:p text:style-name="P28"><text:s text:c="8"/>/// содержимое этого метода с помощью редактора кода.</text:p>
        </text:list-item>
        <text:list-item>
          <text:p text:style-name="P28"><text:s text:c="8"/>/// &lt;/summary&gt;</text:p>
        </text:list-item>
        <text:list-item>
          <text:p text:style-name="P28"><text:s text:c="8"/>private void InitializeComponent()</text:p>
        </text:list-item>
        <text:list-item>
          <text:p text:style-name="P28"><text:s text:c="8"/>{</text:p>
        </text:list-item>
        <text:list-item>
          <text:p text:style-name="P28"><text:s text:c="12"/>this.components = new System.ComponentModel.Container();</text:p>
        </text:list-item>
        <text:list-item>
          <text:p text:style-name="P28"><text:s text:c="12"/>this.menuStrip1 = new System.Windows.Forms.MenuStrip();</text:p>
        </text:list-item>
        <text:list-item>
          <text:p text:style-name="P28"><text:s text:c="12"/>this.menuItemCommand = new System.Windows.Forms.ToolStripMenuItem();</text:p>
        </text:list-item>
        <text:list-item>
          <text:p text:style-name="P28"><text:s text:c="12"/>this.menuItemAdd = new System.Windows.Forms.ToolStripMenuItem();</text:p>
        </text:list-item>
        <text:list-item>
          <text:p text:style-name="P28"><text:s text:c="12"/>this.menuItemDel = new System.Windows.Forms.ToolStripMenuItem();</text:p>
        </text:list-item>
        <text:list-item>
          <text:p text:style-name="P28"><text:s text:c="12"/>this.menuItemMove = new System.Windows.Forms.ToolStripMenuItem();</text:p>
        </text:list-item>
        <text:list-item>
          <text:p text:style-name="P28"><text:s text:c="12"/>this.menuItemAbout = new System.Windows.Forms.ToolStripMenuItem();</text:p>
        </text:list-item>
        <text:list-item>
          <text:p text:style-name="P28"><text:s text:c="12"/>this.уведомитьToolStripMenuItem = new System.Windows.Forms.ToolStripMenuItem();</text:p>
        </text:list-item>
        <text:list-item>
          <text:p text:style-name="P28"><text:soft-page-break/><text:s text:c="12"/>this.сообщение1ToolStripMenuItem = new System.Windows.Forms.ToolStripMenuItem();</text:p>
        </text:list-item>
        <text:list-item>
          <text:p text:style-name="P28"><text:s text:c="12"/>this.сообщение2ToolStripMenuItem = new System.Windows.Forms.ToolStripMenuItem();</text:p>
        </text:list-item>
        <text:list-item>
          <text:p text:style-name="P28"><text:s text:c="12"/>this.сообщение3ToolStripMenuItem = new System.Windows.Forms.ToolStripMenuItem();</text:p>
        </text:list-item>
        <text:list-item>
          <text:p text:style-name="P28"><text:s text:c="12"/>this.trackBar1 = new System.Windows.Forms.TrackBar();</text:p>
        </text:list-item>
        <text:list-item>
          <text:p text:style-name="P28"><text:s text:c="12"/>this.menuItemTrackBar = new System.Windows.Forms.ToolStripMenuItem();</text:p>
        </text:list-item>
        <text:list-item>
          <text:p text:style-name="P28"><text:s text:c="12"/>this.menuItemNone = new System.Windows.Forms.ToolStripMenuItem();</text:p>
        </text:list-item>
        <text:list-item>
          <text:p text:style-name="P28"><text:s text:c="12"/>this.menuItemTopLeft = new System.Windows.Forms.ToolStripMenuItem();</text:p>
        </text:list-item>
        <text:list-item>
          <text:p text:style-name="P28"><text:s text:c="12"/>this.menuItemBottomRight = new System.Windows.Forms.ToolStripMenuItem();</text:p>
        </text:list-item>
        <text:list-item>
          <text:p text:style-name="P28"><text:s text:c="12"/>this.menuItemBoth = new System.Windows.Forms.ToolStripMenuItem();</text:p>
        </text:list-item>
        <text:list-item>
          <text:p text:style-name="P28"><text:s text:c="12"/>this.contextMenuStrip1 = new System.Windows.Forms.ContextMenuStrip(this.components);</text:p>
        </text:list-item>
        <text:list-item>
          <text:p text:style-name="P28"><text:s text:c="12"/>this.contextMenuStrip2 = new System.Windows.Forms.ContextMenuStrip(this.components);</text:p>
        </text:list-item>
        <text:list-item>
          <text:p text:style-name="P28"><text:s text:c="12"/>this.добавитьToolStripMenuItem = new System.Windows.Forms.ToolStripMenuItem();</text:p>
        </text:list-item>
        <text:list-item>
          <text:p text:style-name="P28"><text:s text:c="12"/>this.удалитьToolStripMenuItem = new System.Windows.Forms.ToolStripMenuItem();</text:p>
        </text:list-item>
        <text:list-item>
          <text:p text:style-name="P28"><text:s text:c="12"/>this.переместитьToolStripMenuItem = new System.Windows.Forms.ToolStripMenuItem();</text:p>
        </text:list-item>
        <text:list-item>
          <text:p text:style-name="P28"><text:s text:c="12"/>this.ничегоToolStripMenuItem = new System.Windows.Forms.ToolStripMenuItem();</text:p>
        </text:list-item>
        <text:list-item>
          <text:p text:style-name="P28"><text:s text:c="12"/>this.сверхуслеваToolStripMenuItem = new System.Windows.Forms.ToolStripMenuItem();</text:p>
        </text:list-item>
        <text:list-item>
          <text:p text:style-name="P28"><text:s text:c="12"/>this.снизусправаToolStripMenuItem = new System.Windows.Forms.ToolStripMenuItem();</text:p>
        </text:list-item>
        <text:list-item>
          <text:p text:style-name="P28"><text:s text:c="12"/>this.сОбеихСторонToolStripMenuItem = new System.Windows.Forms.ToolStripMenuItem();</text:p>
        </text:list-item>
        <text:list-item>
          <text:p text:style-name="P28"><text:s text:c="12"/>this.ориентацияToolStripMenuItem = new System.Windows.Forms.ToolStripMenuItem();</text:p>
        </text:list-item>
        <text:list-item>
          <text:p text:style-name="P28"><text:soft-page-break/><text:s text:c="12"/>this.горизонтальнаяToolStripMenuItem = new System.Windows.Forms.ToolStripMenuItem();</text:p>
        </text:list-item>
        <text:list-item>
          <text:p text:style-name="P28"><text:s text:c="12"/>this.вертикальнаяToolStripMenuItem = new System.Windows.Forms.ToolStripMenuItem();</text:p>
        </text:list-item>
        <text:list-item>
          <text:p text:style-name="P28"><text:s text:c="12"/>this.menuStrip1.SuspendLayout();</text:p>
        </text:list-item>
        <text:list-item>
          <text:p text:style-name="P28"><text:s text:c="12"/>((System.ComponentModel.ISupportInitialize)(this.trackBar1)).BeginInit();</text:p>
        </text:list-item>
        <text:list-item>
          <text:p text:style-name="P28"><text:s text:c="12"/>this.contextMenuStrip1.SuspendLayout();</text:p>
        </text:list-item>
        <text:list-item>
          <text:p text:style-name="P28"><text:s text:c="12"/>this.contextMenuStrip2.SuspendLayout();</text:p>
        </text:list-item>
        <text:list-item>
          <text:p text:style-name="P28"><text:s text:c="12"/>this.SuspendLayout();</text:p>
        </text:list-item>
        <text:list-item>
          <text:p text:style-name="P28"><text:s text:c="12"/>// </text:p>
        </text:list-item>
        <text:list-item>
          <text:p text:style-name="P28"><text:s text:c="12"/>// menuStrip1</text:p>
        </text:list-item>
        <text:list-item>
          <text:p text:style-name="P28"><text:s text:c="12"/>// </text:p>
        </text:list-item>
        <text:list-item>
          <text:p text:style-name="P28"><text:s text:c="12"/>this.menuStrip1.Items.AddRange(new System.Windows.Forms.ToolStripItem[] {</text:p>
        </text:list-item>
        <text:list-item>
          <text:p text:style-name="P28"><text:s text:c="12"/>this.menuItemCommand,</text:p>
        </text:list-item>
        <text:list-item>
          <text:p text:style-name="P28"><text:s text:c="12"/>this.menuItemTrackBar,</text:p>
        </text:list-item>
        <text:list-item>
          <text:p text:style-name="P28"><text:s text:c="12"/>this.ориентацияToolStripMenuItem,</text:p>
        </text:list-item>
        <text:list-item>
          <text:p text:style-name="P28"><text:s text:c="12"/>this.menuItemAbout});</text:p>
        </text:list-item>
        <text:list-item>
          <text:p text:style-name="P28"><text:s text:c="12"/>this.menuStrip1.Location = new System.Drawing.Point(0, 0);</text:p>
        </text:list-item>
        <text:list-item>
          <text:p text:style-name="P28"><text:s text:c="12"/>this.menuStrip1.Name = "menuStrip1";</text:p>
        </text:list-item>
        <text:list-item>
          <text:p text:style-name="P28"><text:s text:c="12"/>this.menuStrip1.Size = new System.Drawing.Size(437, 24);</text:p>
        </text:list-item>
        <text:list-item>
          <text:p text:style-name="P28"><text:s text:c="12"/>this.menuStrip1.TabIndex = 0;</text:p>
        </text:list-item>
        <text:list-item>
          <text:p text:style-name="P28"><text:s text:c="12"/>this.menuStrip1.Text = "menuStrip1";</text:p>
        </text:list-item>
        <text:list-item>
          <text:p text:style-name="P28"><text:s text:c="12"/>// </text:p>
        </text:list-item>
        <text:list-item>
          <text:p text:style-name="P28"><text:s text:c="12"/>// menuItemCommand</text:p>
        </text:list-item>
        <text:list-item>
          <text:p text:style-name="P28"><text:s text:c="12"/>// </text:p>
        </text:list-item>
        <text:list-item>
          <text:p text:style-name="P28"><text:s text:c="12"/>this.menuItemCommand.DropDownItems.AddRange(new System.Windows.Forms.ToolStripItem[] {</text:p>
        </text:list-item>
        <text:list-item>
          <text:p text:style-name="P28"><text:s text:c="12"/>this.menuItemAdd,</text:p>
        </text:list-item>
        <text:list-item>
          <text:p text:style-name="P28"><text:s text:c="12"/>this.menuItemDel,</text:p>
        </text:list-item>
        <text:list-item>
          <text:p text:style-name="P28"><text:s text:c="12"/>this.menuItemMove,</text:p>
        </text:list-item>
        <text:list-item>
          <text:p text:style-name="P28"><text:s text:c="12"/>this.уведомитьToolStripMenuItem});</text:p>
        </text:list-item>
        <text:list-item>
          <text:p text:style-name="P28"><text:s text:c="12"/>this.menuItemCommand.Name = "menuItemCommand";</text:p>
        </text:list-item>
        <text:list-item>
          <text:p text:style-name="P28"><text:s text:c="12"/>this.menuItemCommand.Size = new System.Drawing.Size(102, 20);</text:p>
        </text:list-item>
        <text:list-item>
          <text:p text:style-name="P28"><text:soft-page-break/><text:s text:c="12"/>this.menuItemCommand.Text = "Команда меню";</text:p>
        </text:list-item>
        <text:list-item>
          <text:p text:style-name="P28"><text:s text:c="12"/>// </text:p>
        </text:list-item>
        <text:list-item>
          <text:p text:style-name="P28"><text:s text:c="12"/>// menuItemAdd</text:p>
        </text:list-item>
        <text:list-item>
          <text:p text:style-name="P28"><text:s text:c="12"/>// </text:p>
        </text:list-item>
        <text:list-item>
          <text:p text:style-name="P28"><text:s text:c="12"/>this.menuItemAdd.Name = "menuItemAdd";</text:p>
        </text:list-item>
        <text:list-item>
          <text:p text:style-name="P28"><text:s text:c="12"/>this.menuItemAdd.Size = new System.Drawing.Size(180, 22);</text:p>
        </text:list-item>
        <text:list-item>
          <text:p text:style-name="P28"><text:s text:c="12"/>this.menuItemAdd.Text = "Добавить";</text:p>
        </text:list-item>
        <text:list-item>
          <text:p text:style-name="P28"><text:s text:c="12"/>this.menuItemAdd.Click += new System.EventHandler(this.menuItemAdd_Click);</text:p>
        </text:list-item>
        <text:list-item>
          <text:p text:style-name="P28"><text:s text:c="12"/>// </text:p>
        </text:list-item>
        <text:list-item>
          <text:p text:style-name="P28"><text:s text:c="12"/>// menuItemDel</text:p>
        </text:list-item>
        <text:list-item>
          <text:p text:style-name="P28"><text:s text:c="12"/>// </text:p>
        </text:list-item>
        <text:list-item>
          <text:p text:style-name="P28"><text:s text:c="12"/>this.menuItemDel.Name = "menuItemDel";</text:p>
        </text:list-item>
        <text:list-item>
          <text:p text:style-name="P28"><text:s text:c="12"/>this.menuItemDel.Size = new System.Drawing.Size(180, 22);</text:p>
        </text:list-item>
        <text:list-item>
          <text:p text:style-name="P28"><text:s text:c="12"/>this.menuItemDel.Text = "Удалить";</text:p>
        </text:list-item>
        <text:list-item>
          <text:p text:style-name="P28"><text:s text:c="12"/>this.menuItemDel.Click += new System.EventHandler(this.menuItemDel_Click);</text:p>
        </text:list-item>
        <text:list-item>
          <text:p text:style-name="P28"><text:s text:c="12"/>// </text:p>
        </text:list-item>
        <text:list-item>
          <text:p text:style-name="P28"><text:s text:c="12"/>// menuItemMove</text:p>
        </text:list-item>
        <text:list-item>
          <text:p text:style-name="P28"><text:s text:c="12"/>// </text:p>
        </text:list-item>
        <text:list-item>
          <text:p text:style-name="P28"><text:s text:c="12"/>this.menuItemMove.Name = "menuItemMove";</text:p>
        </text:list-item>
        <text:list-item>
          <text:p text:style-name="P28"><text:s text:c="12"/>this.menuItemMove.Size = new System.Drawing.Size(180, 22);</text:p>
        </text:list-item>
        <text:list-item>
          <text:p text:style-name="P28"><text:s text:c="12"/>this.menuItemMove.Text = "Переместить";</text:p>
        </text:list-item>
        <text:list-item>
          <text:p text:style-name="P28"><text:s text:c="12"/>this.menuItemMove.Click += new System.EventHandler(this.menuItemMove_Click);</text:p>
        </text:list-item>
        <text:list-item>
          <text:p text:style-name="P28"><text:s text:c="12"/>// </text:p>
        </text:list-item>
        <text:list-item>
          <text:p text:style-name="P28"><text:s text:c="12"/>// menuItemAbout</text:p>
        </text:list-item>
        <text:list-item>
          <text:p text:style-name="P28"><text:s text:c="12"/>// </text:p>
        </text:list-item>
        <text:list-item>
          <text:p text:style-name="P28"><text:s text:c="12"/>this.menuItemAbout.Name = "menuItemAbout";</text:p>
        </text:list-item>
        <text:list-item>
          <text:p text:style-name="P28"><text:s text:c="12"/>this.menuItemAbout.Size = new System.Drawing.Size(94, 20);</text:p>
        </text:list-item>
        <text:list-item>
          <text:p text:style-name="P28"><text:s text:c="12"/>this.menuItemAbout.Text = "О программе";</text:p>
        </text:list-item>
        <text:list-item>
          <text:p text:style-name="P28"><text:s text:c="12"/>// </text:p>
        </text:list-item>
        <text:list-item>
          <text:p text:style-name="P28"><text:s text:c="12"/>// уведомитьToolStripMenuItem</text:p>
        </text:list-item>
        <text:list-item>
          <text:p text:style-name="P28"><text:s text:c="12"/>// </text:p>
        </text:list-item>
        <text:list-item>
          <text:p text:style-name="P28"><text:soft-page-break/><text:s text:c="12"/>this.уведомитьToolStripMenuItem.DropDownItems.AddRange(new System.Windows.Forms.ToolStripItem[] {</text:p>
        </text:list-item>
        <text:list-item>
          <text:p text:style-name="P28"><text:s text:c="12"/>this.сообщение1ToolStripMenuItem,</text:p>
        </text:list-item>
        <text:list-item>
          <text:p text:style-name="P28"><text:s text:c="12"/>this.сообщение2ToolStripMenuItem,</text:p>
        </text:list-item>
        <text:list-item>
          <text:p text:style-name="P28"><text:s text:c="12"/>this.сообщение3ToolStripMenuItem});</text:p>
        </text:list-item>
        <text:list-item>
          <text:p text:style-name="P28"><text:s text:c="12"/>this.уведомитьToolStripMenuItem.Name = "уведомитьToolStripMenuItem";</text:p>
        </text:list-item>
        <text:list-item>
          <text:p text:style-name="P28"><text:s text:c="12"/>this.уведомитьToolStripMenuItem.Size = new System.Drawing.Size(180, 22);</text:p>
        </text:list-item>
        <text:list-item>
          <text:p text:style-name="P28"><text:s text:c="12"/>this.уведомитьToolStripMenuItem.Text = "Уведомить";</text:p>
        </text:list-item>
        <text:list-item>
          <text:p text:style-name="P28"><text:s text:c="12"/>// </text:p>
        </text:list-item>
        <text:list-item>
          <text:p text:style-name="P28"><text:s text:c="12"/>// сообщение1ToolStripMenuItem</text:p>
        </text:list-item>
        <text:list-item>
          <text:p text:style-name="P28"><text:s text:c="12"/>// </text:p>
        </text:list-item>
        <text:list-item>
          <text:p text:style-name="P28"><text:s text:c="12"/>this.сообщение1ToolStripMenuItem.Name = "сообщение1ToolStripMenuItem";</text:p>
        </text:list-item>
        <text:list-item>
          <text:p text:style-name="P28"><text:s text:c="12"/>this.сообщение1ToolStripMenuItem.Size = new System.Drawing.Size(180, 22);</text:p>
        </text:list-item>
        <text:list-item>
          <text:p text:style-name="P28"><text:s text:c="12"/>this.сообщение1ToolStripMenuItem.Text = "Сообщение1";</text:p>
        </text:list-item>
        <text:list-item>
          <text:p text:style-name="P28"><text:s text:c="12"/>this.сообщение1ToolStripMenuItem.Click += new System.EventHandler(this.сообщение1ToolStripMenuItem_Click);</text:p>
        </text:list-item>
        <text:list-item>
          <text:p text:style-name="P28"><text:s text:c="12"/>// </text:p>
        </text:list-item>
        <text:list-item>
          <text:p text:style-name="P28"><text:s text:c="12"/>// сообщение2ToolStripMenuItem</text:p>
        </text:list-item>
        <text:list-item>
          <text:p text:style-name="P28"><text:s text:c="12"/>// </text:p>
        </text:list-item>
        <text:list-item>
          <text:p text:style-name="P28"><text:s text:c="12"/>this.сообщение2ToolStripMenuItem.Name = "сообщение2ToolStripMenuItem";</text:p>
        </text:list-item>
        <text:list-item>
          <text:p text:style-name="P28"><text:s text:c="12"/>this.сообщение2ToolStripMenuItem.Size = new System.Drawing.Size(180, 22);</text:p>
        </text:list-item>
        <text:list-item>
          <text:p text:style-name="P28"><text:s text:c="12"/>this.сообщение2ToolStripMenuItem.Text = "Сообщение 2";</text:p>
        </text:list-item>
        <text:list-item>
          <text:p text:style-name="P28"><text:s text:c="12"/>this.сообщение2ToolStripMenuItem.Click += new System.EventHandler(this.сообщение1ToolStripMenuItem_Click);</text:p>
        </text:list-item>
        <text:list-item>
          <text:p text:style-name="P28"><text:s text:c="12"/>// </text:p>
        </text:list-item>
        <text:list-item>
          <text:p text:style-name="P28"><text:s text:c="12"/>// сообщение3ToolStripMenuItem</text:p>
        </text:list-item>
        <text:list-item>
          <text:p text:style-name="P28"><text:s text:c="12"/>// </text:p>
        </text:list-item>
        <text:list-item>
          <text:p text:style-name="P28"><text:s text:c="12"/>this.сообщение3ToolStripMenuItem.Name = "сообщение3ToolStripMenuItem";</text:p>
        </text:list-item>
        <text:list-item>
          <text:p text:style-name="P28"><text:soft-page-break/><text:s text:c="12"/>this.сообщение3ToolStripMenuItem.Size = new System.Drawing.Size(180, 22);</text:p>
        </text:list-item>
        <text:list-item>
          <text:p text:style-name="P28"><text:s text:c="12"/>this.сообщение3ToolStripMenuItem.Text = "Сообщение 3";</text:p>
        </text:list-item>
        <text:list-item>
          <text:p text:style-name="P28"><text:s text:c="12"/>this.сообщение3ToolStripMenuItem.Click += new System.EventHandler(this.сообщение1ToolStripMenuItem_Click);</text:p>
        </text:list-item>
        <text:list-item>
          <text:p text:style-name="P28"><text:s text:c="12"/>// </text:p>
        </text:list-item>
        <text:list-item>
          <text:p text:style-name="P28"><text:s text:c="12"/>// trackBar1</text:p>
        </text:list-item>
        <text:list-item>
          <text:p text:style-name="P28"><text:s text:c="12"/>// </text:p>
        </text:list-item>
        <text:list-item>
          <text:p text:style-name="P28"><text:s text:c="12"/>this.trackBar1.ContextMenuStrip = this.contextMenuStrip2;</text:p>
        </text:list-item>
        <text:list-item>
          <text:p text:style-name="P28"><text:s text:c="12"/>this.trackBar1.Location = new System.Drawing.Point(184, 49);</text:p>
        </text:list-item>
        <text:list-item>
          <text:p text:style-name="P28"><text:s text:c="12"/>this.trackBar1.Name = "trackBar1";</text:p>
        </text:list-item>
        <text:list-item>
          <text:p text:style-name="P28"><text:s text:c="12"/>this.trackBar1.Orientation = System.Windows.Forms.Orientation.Vertical;</text:p>
        </text:list-item>
        <text:list-item>
          <text:p text:style-name="P28"><text:s text:c="12"/>this.trackBar1.Size = new System.Drawing.Size(45, 149);</text:p>
        </text:list-item>
        <text:list-item>
          <text:p text:style-name="P28"><text:s text:c="12"/>this.trackBar1.TabIndex = 1;</text:p>
        </text:list-item>
        <text:list-item>
          <text:p text:style-name="P28"><text:s text:c="12"/>// </text:p>
        </text:list-item>
        <text:list-item>
          <text:p text:style-name="P28"><text:s text:c="12"/>// menuItemTrackBar</text:p>
        </text:list-item>
        <text:list-item>
          <text:p text:style-name="P28"><text:s text:c="12"/>// </text:p>
        </text:list-item>
        <text:list-item>
          <text:p text:style-name="P28"><text:s text:c="12"/>this.menuItemTrackBar.DropDownItems.AddRange(new System.Windows.Forms.ToolStripItem[] {</text:p>
        </text:list-item>
        <text:list-item>
          <text:p text:style-name="P28"><text:s text:c="12"/>this.menuItemNone,</text:p>
        </text:list-item>
        <text:list-item>
          <text:p text:style-name="P28"><text:s text:c="12"/>this.menuItemTopLeft,</text:p>
        </text:list-item>
        <text:list-item>
          <text:p text:style-name="P28"><text:s text:c="12"/>this.menuItemBottomRight,</text:p>
        </text:list-item>
        <text:list-item>
          <text:p text:style-name="P28"><text:s text:c="12"/>this.menuItemBoth});</text:p>
        </text:list-item>
        <text:list-item>
          <text:p text:style-name="P28"><text:s text:c="12"/>this.menuItemTrackBar.Name = "menuItemTrackBar";</text:p>
        </text:list-item>
        <text:list-item>
          <text:p text:style-name="P28"><text:s text:c="12"/>this.menuItemTrackBar.Size = new System.Drawing.Size(99, 20);</text:p>
        </text:list-item>
        <text:list-item>
          <text:p text:style-name="P28"><text:s text:c="12"/>this.menuItemTrackBar.Text = "Стили бегунка";</text:p>
        </text:list-item>
        <text:list-item>
          <text:p text:style-name="P28"><text:s text:c="12"/>// </text:p>
        </text:list-item>
        <text:list-item>
          <text:p text:style-name="P28"><text:s text:c="12"/>// menuItemNone</text:p>
        </text:list-item>
        <text:list-item>
          <text:p text:style-name="P28"><text:s text:c="12"/>// </text:p>
        </text:list-item>
        <text:list-item>
          <text:p text:style-name="P28"><text:s text:c="12"/>this.menuItemNone.Name = "menuItemNone";</text:p>
        </text:list-item>
        <text:list-item>
          <text:p text:style-name="P28"><text:s text:c="12"/>this.menuItemNone.Size = new System.Drawing.Size(180, 22);</text:p>
        </text:list-item>
        <text:list-item>
          <text:p text:style-name="P28"><text:soft-page-break/><text:s text:c="12"/>this.menuItemNone.Text = "Пусто";</text:p>
        </text:list-item>
        <text:list-item>
          <text:p text:style-name="P28"><text:s text:c="12"/>this.menuItemNone.Click += new System.EventHandler(this.menuItemNone_Click);</text:p>
        </text:list-item>
        <text:list-item>
          <text:p text:style-name="P28"><text:s text:c="12"/>// </text:p>
        </text:list-item>
        <text:list-item>
          <text:p text:style-name="P28"><text:s text:c="12"/>// menuItemTopLeft</text:p>
        </text:list-item>
        <text:list-item>
          <text:p text:style-name="P28"><text:s text:c="12"/>// </text:p>
        </text:list-item>
        <text:list-item>
          <text:p text:style-name="P28"><text:s text:c="12"/>this.menuItemTopLeft.Name = "menuItemTopLeft";</text:p>
        </text:list-item>
        <text:list-item>
          <text:p text:style-name="P28"><text:s text:c="12"/>this.menuItemTopLeft.Size = new System.Drawing.Size(180, 22);</text:p>
        </text:list-item>
        <text:list-item>
          <text:p text:style-name="P28"><text:s text:c="12"/>this.menuItemTopLeft.Text = "Сверху-слева";</text:p>
        </text:list-item>
        <text:list-item>
          <text:p text:style-name="P28"><text:s text:c="12"/>this.menuItemTopLeft.Click += new System.EventHandler(this.menuItemNone_Click);</text:p>
        </text:list-item>
        <text:list-item>
          <text:p text:style-name="P28"><text:s text:c="12"/>// </text:p>
        </text:list-item>
        <text:list-item>
          <text:p text:style-name="P28"><text:s text:c="12"/>// menuItemBottomRight</text:p>
        </text:list-item>
        <text:list-item>
          <text:p text:style-name="P28"><text:s text:c="12"/>// </text:p>
        </text:list-item>
        <text:list-item>
          <text:p text:style-name="P28"><text:s text:c="12"/>this.menuItemBottomRight.Checked = true;</text:p>
        </text:list-item>
        <text:list-item>
          <text:p text:style-name="P28"><text:s text:c="12"/>this.menuItemBottomRight.CheckState = System.Windows.Forms.CheckState.Checked;</text:p>
        </text:list-item>
        <text:list-item>
          <text:p text:style-name="P28"><text:s text:c="12"/>this.menuItemBottomRight.Name = "menuItemBottomRight";</text:p>
        </text:list-item>
        <text:list-item>
          <text:p text:style-name="P28"><text:s text:c="12"/>this.menuItemBottomRight.Size = new System.Drawing.Size(180, 22);</text:p>
        </text:list-item>
        <text:list-item>
          <text:p text:style-name="P28"><text:s text:c="12"/>this.menuItemBottomRight.Text = "Снизу-справа";</text:p>
        </text:list-item>
        <text:list-item>
          <text:p text:style-name="P28"><text:s text:c="12"/>this.menuItemBottomRight.Click += new System.EventHandler(this.menuItemNone_Click);</text:p>
        </text:list-item>
        <text:list-item>
          <text:p text:style-name="P28"><text:s text:c="12"/>// </text:p>
        </text:list-item>
        <text:list-item>
          <text:p text:style-name="P28"><text:s text:c="12"/>// menuItemBoth</text:p>
        </text:list-item>
        <text:list-item>
          <text:p text:style-name="P28"><text:s text:c="12"/>// </text:p>
        </text:list-item>
        <text:list-item>
          <text:p text:style-name="P28"><text:s text:c="12"/>this.menuItemBoth.Name = "menuItemBoth";</text:p>
        </text:list-item>
        <text:list-item>
          <text:p text:style-name="P28"><text:s text:c="12"/>this.menuItemBoth.Size = new System.Drawing.Size(180, 22);</text:p>
        </text:list-item>
        <text:list-item>
          <text:p text:style-name="P28"><text:s text:c="12"/>this.menuItemBoth.Text = "С обеих сторон";</text:p>
        </text:list-item>
        <text:list-item>
          <text:p text:style-name="P28"><text:s text:c="12"/>this.menuItemBoth.Click += new System.EventHandler(this.menuItemNone_Click);</text:p>
        </text:list-item>
        <text:list-item>
          <text:p text:style-name="P28"><text:s text:c="12"/>// </text:p>
        </text:list-item>
        <text:list-item>
          <text:p text:style-name="P28"><text:s text:c="12"/>// contextMenuStrip1</text:p>
        </text:list-item>
        <text:list-item>
          <text:p text:style-name="P28"><text:s text:c="12"/>// </text:p>
        </text:list-item>
        <text:list-item>
          <text:p text:style-name="P28"><text:soft-page-break/><text:s text:c="12"/>this.contextMenuStrip1.Items.AddRange(new System.Windows.Forms.ToolStripItem[] {</text:p>
        </text:list-item>
        <text:list-item>
          <text:p text:style-name="P28"><text:s text:c="12"/>this.добавитьToolStripMenuItem,</text:p>
        </text:list-item>
        <text:list-item>
          <text:p text:style-name="P28"><text:s text:c="12"/>this.удалитьToolStripMenuItem,</text:p>
        </text:list-item>
        <text:list-item>
          <text:p text:style-name="P28"><text:s text:c="12"/>this.переместитьToolStripMenuItem});</text:p>
        </text:list-item>
        <text:list-item>
          <text:p text:style-name="P28"><text:s text:c="12"/>this.contextMenuStrip1.Name = "contextMenuStrip1";</text:p>
        </text:list-item>
        <text:list-item>
          <text:p text:style-name="P28"><text:s text:c="12"/>this.contextMenuStrip1.Size = new System.Drawing.Size(147, 70);</text:p>
        </text:list-item>
        <text:list-item>
          <text:p text:style-name="P28"><text:s text:c="12"/>// </text:p>
        </text:list-item>
        <text:list-item>
          <text:p text:style-name="P28"><text:s text:c="12"/>// contextMenuStrip2</text:p>
        </text:list-item>
        <text:list-item>
          <text:p text:style-name="P28"><text:s text:c="12"/>// </text:p>
        </text:list-item>
        <text:list-item>
          <text:p text:style-name="P28"><text:s text:c="12"/>this.contextMenuStrip2.Items.AddRange(new System.Windows.Forms.ToolStripItem[] {</text:p>
        </text:list-item>
        <text:list-item>
          <text:p text:style-name="P28"><text:s text:c="12"/>this.ничегоToolStripMenuItem,</text:p>
        </text:list-item>
        <text:list-item>
          <text:p text:style-name="P28"><text:s text:c="12"/>this.сверхуслеваToolStripMenuItem,</text:p>
        </text:list-item>
        <text:list-item>
          <text:p text:style-name="P28"><text:s text:c="12"/>this.снизусправаToolStripMenuItem,</text:p>
        </text:list-item>
        <text:list-item>
          <text:p text:style-name="P28"><text:s text:c="12"/>this.сОбеихСторонToolStripMenuItem});</text:p>
        </text:list-item>
        <text:list-item>
          <text:p text:style-name="P28"><text:s text:c="12"/>this.contextMenuStrip2.Name = "contextMenuStrip2";</text:p>
        </text:list-item>
        <text:list-item>
          <text:p text:style-name="P28"><text:s text:c="12"/>this.contextMenuStrip2.Size = new System.Drawing.Size(161, 92);</text:p>
        </text:list-item>
        <text:list-item>
          <text:p text:style-name="P28"><text:s text:c="12"/>// </text:p>
        </text:list-item>
        <text:list-item>
          <text:p text:style-name="P28"><text:s text:c="12"/>// добавитьToolStripMenuItem</text:p>
        </text:list-item>
        <text:list-item>
          <text:p text:style-name="P28"><text:s text:c="12"/>// </text:p>
        </text:list-item>
        <text:list-item>
          <text:p text:style-name="P28"><text:s text:c="12"/>this.добавитьToolStripMenuItem.Name = "добавитьToolStripMenuItem";</text:p>
        </text:list-item>
        <text:list-item>
          <text:p text:style-name="P28"><text:s text:c="12"/>this.добавитьToolStripMenuItem.Size = new System.Drawing.Size(146, 22);</text:p>
        </text:list-item>
        <text:list-item>
          <text:p text:style-name="P28"><text:s text:c="12"/>this.добавитьToolStripMenuItem.Text = "Добавить";</text:p>
        </text:list-item>
        <text:list-item>
          <text:p text:style-name="P28"><text:s text:c="12"/>this.добавитьToolStripMenuItem.Click += new System.EventHandler(this.menuItemAdd_Click);</text:p>
        </text:list-item>
        <text:list-item>
          <text:p text:style-name="P28"><text:s text:c="12"/>// </text:p>
        </text:list-item>
        <text:list-item>
          <text:p text:style-name="P28"><text:s text:c="12"/>// удалитьToolStripMenuItem</text:p>
        </text:list-item>
        <text:list-item>
          <text:p text:style-name="P28"><text:s text:c="12"/>// </text:p>
        </text:list-item>
        <text:list-item>
          <text:p text:style-name="P28"><text:s text:c="12"/>this.удалитьToolStripMenuItem.Name = "удалитьToolStripMenuItem";</text:p>
        </text:list-item>
        <text:list-item>
          <text:p text:style-name="P28"><text:s text:c="12"/>this.удалитьToolStripMenuItem.Size = new System.Drawing.Size(146, 22);</text:p>
        </text:list-item>
        <text:list-item>
          <text:p text:style-name="P28"><text:s text:c="12"/>this.удалитьToolStripMenuItem.Text = "Удалить";</text:p>
        </text:list-item>
        <text:list-item>
          <text:p text:style-name="P28"><text:soft-page-break/><text:s text:c="12"/>this.удалитьToolStripMenuItem.Click += new System.EventHandler(this.menuItemDel_Click);</text:p>
        </text:list-item>
        <text:list-item>
          <text:p text:style-name="P28"><text:s text:c="12"/>// </text:p>
        </text:list-item>
        <text:list-item>
          <text:p text:style-name="P28"><text:s text:c="12"/>// переместитьToolStripMenuItem</text:p>
        </text:list-item>
        <text:list-item>
          <text:p text:style-name="P28"><text:s text:c="12"/>// </text:p>
        </text:list-item>
        <text:list-item>
          <text:p text:style-name="P28"><text:s text:c="12"/>this.переместитьToolStripMenuItem.Name = "переместитьToolStripMenuItem";</text:p>
        </text:list-item>
        <text:list-item>
          <text:p text:style-name="P28"><text:s text:c="12"/>this.переместитьToolStripMenuItem.Size = new System.Drawing.Size(146, 22);</text:p>
        </text:list-item>
        <text:list-item>
          <text:p text:style-name="P28"><text:s text:c="12"/>this.переместитьToolStripMenuItem.Text = "Переместить";</text:p>
        </text:list-item>
        <text:list-item>
          <text:p text:style-name="P28"><text:s text:c="12"/>this.переместитьToolStripMenuItem.Click += new System.EventHandler(this.menuItemMove_Click);</text:p>
        </text:list-item>
        <text:list-item>
          <text:p text:style-name="P28"><text:s text:c="12"/>// </text:p>
        </text:list-item>
        <text:list-item>
          <text:p text:style-name="P28"><text:s text:c="12"/>// ничегоToolStripMenuItem</text:p>
        </text:list-item>
        <text:list-item>
          <text:p text:style-name="P28"><text:s text:c="12"/>// </text:p>
        </text:list-item>
        <text:list-item>
          <text:p text:style-name="P28"><text:s text:c="12"/>this.ничегоToolStripMenuItem.Name = "ничегоToolStripMenuItem";</text:p>
        </text:list-item>
        <text:list-item>
          <text:p text:style-name="P28"><text:s text:c="12"/>this.ничегоToolStripMenuItem.Size = new System.Drawing.Size(180, 22);</text:p>
        </text:list-item>
        <text:list-item>
          <text:p text:style-name="P28"><text:s text:c="12"/>this.ничегоToolStripMenuItem.Text = "Пусто";</text:p>
        </text:list-item>
        <text:list-item>
          <text:p text:style-name="P28"><text:s text:c="12"/>this.ничегоToolStripMenuItem.Click += new System.EventHandler(this.menuItemNone_Click);</text:p>
        </text:list-item>
        <text:list-item>
          <text:p text:style-name="P28"><text:s text:c="12"/>// </text:p>
        </text:list-item>
        <text:list-item>
          <text:p text:style-name="P28"><text:s text:c="12"/>// сверхуслеваToolStripMenuItem</text:p>
        </text:list-item>
        <text:list-item>
          <text:p text:style-name="P28"><text:s text:c="12"/>// </text:p>
        </text:list-item>
        <text:list-item>
          <text:p text:style-name="P28"><text:s text:c="12"/>this.сверхуслеваToolStripMenuItem.Name = "сверхуслеваToolStripMenuItem";</text:p>
        </text:list-item>
        <text:list-item>
          <text:p text:style-name="P28"><text:s text:c="12"/>this.сверхуслеваToolStripMenuItem.Size = new System.Drawing.Size(180, 22);</text:p>
        </text:list-item>
        <text:list-item>
          <text:p text:style-name="P28"><text:s text:c="12"/>this.сверхуслеваToolStripMenuItem.Text = "Сверху-слева";</text:p>
        </text:list-item>
        <text:list-item>
          <text:p text:style-name="P28"><text:s text:c="12"/>this.сверхуслеваToolStripMenuItem.Click += new System.EventHandler(this.menuItemNone_Click);</text:p>
        </text:list-item>
        <text:list-item>
          <text:p text:style-name="P28"><text:s text:c="12"/>// </text:p>
        </text:list-item>
        <text:list-item>
          <text:p text:style-name="P28"><text:s text:c="12"/>// снизусправаToolStripMenuItem</text:p>
        </text:list-item>
        <text:list-item>
          <text:p text:style-name="P28"><text:s text:c="12"/>// </text:p>
        </text:list-item>
        <text:list-item>
          <text:p text:style-name="P28"><text:soft-page-break/><text:s text:c="12"/>this.снизусправаToolStripMenuItem.Name = "снизусправаToolStripMenuItem";</text:p>
        </text:list-item>
        <text:list-item>
          <text:p text:style-name="P28"><text:s text:c="12"/>this.снизусправаToolStripMenuItem.Size = new System.Drawing.Size(180, 22);</text:p>
        </text:list-item>
        <text:list-item>
          <text:p text:style-name="P28"><text:s text:c="12"/>this.снизусправаToolStripMenuItem.Text = "Снизу-справа";</text:p>
        </text:list-item>
        <text:list-item>
          <text:p text:style-name="P28"><text:s text:c="12"/>this.снизусправаToolStripMenuItem.Click += new System.EventHandler(this.menuItemNone_Click);</text:p>
        </text:list-item>
        <text:list-item>
          <text:p text:style-name="P28"><text:s text:c="12"/>// </text:p>
        </text:list-item>
        <text:list-item>
          <text:p text:style-name="P28"><text:s text:c="12"/>// сОбеихСторонToolStripMenuItem</text:p>
        </text:list-item>
        <text:list-item>
          <text:p text:style-name="P28"><text:s text:c="12"/>// </text:p>
        </text:list-item>
        <text:list-item>
          <text:p text:style-name="P28"><text:s text:c="12"/>this.сОбеихСторонToolStripMenuItem.Name = "сОбеихСторонToolStripMenuItem";</text:p>
        </text:list-item>
        <text:list-item>
          <text:p text:style-name="P28"><text:s text:c="12"/>this.сОбеихСторонToolStripMenuItem.Size = new System.Drawing.Size(180, 22);</text:p>
        </text:list-item>
        <text:list-item>
          <text:p text:style-name="P28"><text:s text:c="12"/>this.сОбеихСторонToolStripMenuItem.Text = "С обеих сторон";</text:p>
        </text:list-item>
        <text:list-item>
          <text:p text:style-name="P28"><text:s text:c="12"/>this.сОбеихСторонToolStripMenuItem.Click += new System.EventHandler(this.menuItemNone_Click);</text:p>
        </text:list-item>
        <text:list-item>
          <text:p text:style-name="P28"><text:s text:c="12"/>// </text:p>
        </text:list-item>
        <text:list-item>
          <text:p text:style-name="P28"><text:s text:c="12"/>// ориентацияToolStripMenuItem</text:p>
        </text:list-item>
        <text:list-item>
          <text:p text:style-name="P28"><text:s text:c="12"/>// </text:p>
        </text:list-item>
        <text:list-item>
          <text:p text:style-name="P28"><text:s text:c="12"/>this.ориентацияToolStripMenuItem.DropDownItems.AddRange(new System.Windows.Forms.ToolStripItem[] {</text:p>
        </text:list-item>
        <text:list-item>
          <text:p text:style-name="P28"><text:s text:c="12"/>this.горизонтальнаяToolStripMenuItem,</text:p>
        </text:list-item>
        <text:list-item>
          <text:p text:style-name="P28"><text:s text:c="12"/>this.вертикальнаяToolStripMenuItem});</text:p>
        </text:list-item>
        <text:list-item>
          <text:p text:style-name="P28"><text:s text:c="12"/>this.ориентацияToolStripMenuItem.Name = "ориентацияToolStripMenuItem";</text:p>
        </text:list-item>
        <text:list-item>
          <text:p text:style-name="P28"><text:s text:c="12"/>this.ориентацияToolStripMenuItem.Size = new System.Drawing.Size(86, 20);</text:p>
        </text:list-item>
        <text:list-item>
          <text:p text:style-name="P28"><text:s text:c="12"/>this.ориентацияToolStripMenuItem.Text = "Ориентация";</text:p>
        </text:list-item>
        <text:list-item>
          <text:p text:style-name="P28"><text:s text:c="12"/>// </text:p>
        </text:list-item>
        <text:list-item>
          <text:p text:style-name="P28"><text:s text:c="12"/>// горизонтальнаяToolStripMenuItem</text:p>
        </text:list-item>
        <text:list-item>
          <text:p text:style-name="P28"><text:s text:c="12"/>// </text:p>
        </text:list-item>
        <text:list-item>
          <text:p text:style-name="P28"><text:s text:c="12"/>this.горизонтальнаяToolStripMenuItem.Name = "горизонтальнаяToolStripMenuItem";</text:p>
        </text:list-item>
        <text:list-item>
          <text:p text:style-name="P28"><text:soft-page-break/><text:s text:c="12"/>this.горизонтальнаяToolStripMenuItem.Size = new System.Drawing.Size(180, 22);</text:p>
        </text:list-item>
        <text:list-item>
          <text:p text:style-name="P28"><text:s text:c="12"/>this.горизонтальнаяToolStripMenuItem.Text = "Горизонтальная";</text:p>
        </text:list-item>
        <text:list-item>
          <text:p text:style-name="P28"><text:s text:c="12"/>this.горизонтальнаяToolStripMenuItem.Click += new System.EventHandler(this.горизонтальнаяToolStripMenuItem_Click);</text:p>
        </text:list-item>
        <text:list-item>
          <text:p text:style-name="P28"><text:s text:c="12"/>// </text:p>
        </text:list-item>
        <text:list-item>
          <text:p text:style-name="P28"><text:s text:c="12"/>// вертикальнаяToolStripMenuItem</text:p>
        </text:list-item>
        <text:list-item>
          <text:p text:style-name="P28"><text:s text:c="12"/>// </text:p>
        </text:list-item>
        <text:list-item>
          <text:p text:style-name="P28"><text:s text:c="12"/>this.вертикальнаяToolStripMenuItem.Name = "вертикальнаяToolStripMenuItem";</text:p>
        </text:list-item>
        <text:list-item>
          <text:p text:style-name="P28"><text:s text:c="12"/>this.вертикальнаяToolStripMenuItem.Size = new System.Drawing.Size(180, 22);</text:p>
        </text:list-item>
        <text:list-item>
          <text:p text:style-name="P28"><text:s text:c="12"/>this.вертикальнаяToolStripMenuItem.Text = "Вертикальная";</text:p>
        </text:list-item>
        <text:list-item>
          <text:p text:style-name="P28"><text:s text:c="12"/>this.вертикальнаяToolStripMenuItem.Click += new System.EventHandler(this.горизонтальнаяToolStripMenuItem_Click);</text:p>
        </text:list-item>
        <text:list-item>
          <text:p text:style-name="P28"><text:s text:c="12"/>// </text:p>
        </text:list-item>
        <text:list-item>
          <text:p text:style-name="P28"><text:s text:c="12"/>// Form1</text:p>
        </text:list-item>
        <text:list-item>
          <text:p text:style-name="P28"><text:s text:c="12"/>// </text:p>
        </text:list-item>
        <text:list-item>
          <text:p text:style-name="P28"><text:s text:c="12"/>this.AutoScaleDimensions = new System.Drawing.SizeF(6F, 13F);</text:p>
        </text:list-item>
        <text:list-item>
          <text:p text:style-name="P28"><text:s text:c="12"/>this.AutoScaleMode = System.Windows.Forms.AutoScaleMode.Font;</text:p>
        </text:list-item>
        <text:list-item>
          <text:p text:style-name="P28"><text:s text:c="12"/>this.ClientSize = new System.Drawing.Size(437, 230);</text:p>
        </text:list-item>
        <text:list-item>
          <text:p text:style-name="P28"><text:s text:c="12"/>this.ContextMenuStrip = this.contextMenuStrip1;</text:p>
        </text:list-item>
        <text:list-item>
          <text:p text:style-name="P28"><text:s text:c="12"/>this.Controls.Add(this.trackBar1);</text:p>
        </text:list-item>
        <text:list-item>
          <text:p text:style-name="P28"><text:s text:c="12"/>this.Controls.Add(this.menuStrip1);</text:p>
        </text:list-item>
        <text:list-item>
          <text:p text:style-name="P28"><text:s text:c="12"/>this.MainMenuStrip = this.menuStrip1;</text:p>
        </text:list-item>
        <text:list-item>
          <text:p text:style-name="P28"><text:s text:c="12"/>this.Name = "Form1";</text:p>
        </text:list-item>
        <text:list-item>
          <text:p text:style-name="P28"><text:s text:c="12"/>this.Text = "Form1";</text:p>
        </text:list-item>
        <text:list-item>
          <text:p text:style-name="P28"><text:s text:c="12"/>this.Load += new System.EventHandler(this.Form1_Load);</text:p>
        </text:list-item>
        <text:list-item>
          <text:p text:style-name="P28"><text:s text:c="12"/>this.menuStrip1.ResumeLayout(false);</text:p>
        </text:list-item>
        <text:list-item>
          <text:p text:style-name="P28"><text:s text:c="12"/>this.menuStrip1.PerformLayout();</text:p>
        </text:list-item>
        <text:list-item>
          <text:p text:style-name="P28"><text:s text:c="12"/>((System.ComponentModel.ISupportInitialize)(this.trackBar1)).EndInit();</text:p>
        </text:list-item>
        <text:list-item>
          <text:p text:style-name="P28"><text:s text:c="12"/>this.contextMenuStrip1.ResumeLayout(false);</text:p>
        </text:list-item>
        <text:list-item>
          <text:p text:style-name="P28"><text:soft-page-break/><text:s text:c="12"/>this.contextMenuStrip2.ResumeLayout(false);</text:p>
        </text:list-item>
        <text:list-item>
          <text:p text:style-name="P28"><text:s text:c="12"/>this.ResumeLayout(false);</text:p>
        </text:list-item>
        <text:list-item>
          <text:p text:style-name="P28"><text:s text:c="12"/>this.PerformLayout();</text:p>
        </text:list-item>
        <text:list-item>
          <text:p text:style-name="P28"/>
        </text:list-item>
        <text:list-item>
          <text:p text:style-name="P28"><text:s text:c="8"/>}</text:p>
        </text:list-item>
        <text:list-item>
          <text:p text:style-name="P28"/>
        </text:list-item>
        <text:list-item>
          <text:p text:style-name="P28"><text:s text:c="8"/>#endregion</text:p>
        </text:list-item>
        <text:list-item>
          <text:p text:style-name="P28"/>
        </text:list-item>
        <text:list-item>
          <text:p text:style-name="P28"><text:s text:c="8"/>private System.Windows.Forms.MenuStrip menuStrip1;</text:p>
        </text:list-item>
        <text:list-item>
          <text:p text:style-name="P28"><text:s text:c="8"/>private System.Windows.Forms.ToolStripMenuItem menuItemCommand;</text:p>
        </text:list-item>
        <text:list-item>
          <text:p text:style-name="P28"><text:s text:c="8"/>private System.Windows.Forms.ToolStripMenuItem menuItemAdd;</text:p>
        </text:list-item>
        <text:list-item>
          <text:p text:style-name="P28"><text:s text:c="8"/>private System.Windows.Forms.ToolStripMenuItem menuItemDel;</text:p>
        </text:list-item>
        <text:list-item>
          <text:p text:style-name="P28"><text:s text:c="8"/>private System.Windows.Forms.ToolStripMenuItem menuItemMove;</text:p>
        </text:list-item>
        <text:list-item>
          <text:p text:style-name="P28"><text:s text:c="8"/>private System.Windows.Forms.ToolStripMenuItem menuItemAbout;</text:p>
        </text:list-item>
        <text:list-item>
          <text:p text:style-name="P28"><text:s text:c="8"/>private System.Windows.Forms.ToolStripMenuItem уведомитьToolStripMenuItem;</text:p>
        </text:list-item>
        <text:list-item>
          <text:p text:style-name="P28"><text:s text:c="8"/>private System.Windows.Forms.ToolStripMenuItem сообщение1ToolStripMenuItem;</text:p>
        </text:list-item>
        <text:list-item>
          <text:p text:style-name="P28"><text:s text:c="8"/>private System.Windows.Forms.ToolStripMenuItem сообщение2ToolStripMenuItem;</text:p>
        </text:list-item>
        <text:list-item>
          <text:p text:style-name="P28"><text:s text:c="8"/>private System.Windows.Forms.ToolStripMenuItem сообщение3ToolStripMenuItem;</text:p>
        </text:list-item>
        <text:list-item>
          <text:p text:style-name="P28"><text:s text:c="8"/>private System.Windows.Forms.TrackBar trackBar1;</text:p>
        </text:list-item>
        <text:list-item>
          <text:p text:style-name="P28"><text:s text:c="8"/>private System.Windows.Forms.ToolStripMenuItem menuItemTrackBar;</text:p>
        </text:list-item>
        <text:list-item>
          <text:p text:style-name="P28"><text:s text:c="8"/>private System.Windows.Forms.ToolStripMenuItem menuItemNone;</text:p>
        </text:list-item>
        <text:list-item>
          <text:p text:style-name="P28"><text:s text:c="8"/>private System.Windows.Forms.ToolStripMenuItem menuItemTopLeft;</text:p>
        </text:list-item>
        <text:list-item>
          <text:p text:style-name="P28"><text:s text:c="8"/>private System.Windows.Forms.ToolStripMenuItem menuItemBottomRight;</text:p>
        </text:list-item>
        <text:list-item>
          <text:p text:style-name="P28"><text:s text:c="8"/>private System.Windows.Forms.ToolStripMenuItem menuItemBoth;</text:p>
        </text:list-item>
        <text:list-item>
          <text:p text:style-name="P28"><text:soft-page-break/><text:s text:c="8"/>private System.Windows.Forms.ContextMenuStrip contextMenuStrip1;</text:p>
        </text:list-item>
        <text:list-item>
          <text:p text:style-name="P28"><text:s text:c="8"/>private System.Windows.Forms.ContextMenuStrip contextMenuStrip2;</text:p>
        </text:list-item>
        <text:list-item>
          <text:p text:style-name="P28"><text:s text:c="8"/>private System.Windows.Forms.ToolStripMenuItem добавитьToolStripMenuItem;</text:p>
        </text:list-item>
        <text:list-item>
          <text:p text:style-name="P28"><text:s text:c="8"/>private System.Windows.Forms.ToolStripMenuItem удалитьToolStripMenuItem;</text:p>
        </text:list-item>
        <text:list-item>
          <text:p text:style-name="P28"><text:s text:c="8"/>private System.Windows.Forms.ToolStripMenuItem переместитьToolStripMenuItem;</text:p>
        </text:list-item>
        <text:list-item>
          <text:p text:style-name="P28"><text:s text:c="8"/>private System.Windows.Forms.ToolStripMenuItem ничегоToolStripMenuItem;</text:p>
        </text:list-item>
        <text:list-item>
          <text:p text:style-name="P28"><text:s text:c="8"/>private System.Windows.Forms.ToolStripMenuItem сверхуслеваToolStripMenuItem;</text:p>
        </text:list-item>
        <text:list-item>
          <text:p text:style-name="P28"><text:s text:c="8"/>private System.Windows.Forms.ToolStripMenuItem снизусправаToolStripMenuItem;</text:p>
        </text:list-item>
        <text:list-item>
          <text:p text:style-name="P28"><text:s text:c="8"/>private System.Windows.Forms.ToolStripMenuItem сОбеихСторонToolStripMenuItem;</text:p>
        </text:list-item>
        <text:list-item>
          <text:p text:style-name="P28"><text:s text:c="8"/>private System.Windows.Forms.ToolStripMenuItem ориентацияToolStripMenuItem;</text:p>
        </text:list-item>
        <text:list-item>
          <text:p text:style-name="P28"><text:s text:c="8"/>private System.Windows.Forms.ToolStripMenuItem горизонтальнаяToolStripMenuItem;</text:p>
        </text:list-item>
        <text:list-item>
          <text:p text:style-name="P28"><text:s text:c="8"/>private System.Windows.Forms.ToolStripMenuItem вертикальнаяToolStripMenuItem;</text:p>
        </text:list-item>
        <text:list-item>
          <text:p text:style-name="P28"><text:s text:c="4"/>}</text:p>
        </text:list-item>
        <text:list-item>
          <text:p text:style-name="P28">}</text:p>
        </text:list-item>
        <text:list-item>
          <text:p text:style-name="P28"/>
        </text:list-item>
      </text:list>
      <text:p text:style-name="P29"/>
      <text:h text:style-name="P30" text:outline-level="3">Использованные элементы</text:h>
      <text:p text:style-name="P31">MenuStrip –<text:span text:style-name="T16"> </text:span><text:span text:style-name="T17">Меню в верхней части формы, основные пункты могут содержать подпункты, а они ещё подпункты.</text:span></text:p>
      <text:p text:style-name="P31"><text:span text:style-name="T18">Context</text:span>MenuStrip<text:span text:style-name="T16"> – </text:span><text:span text:style-name="T17">Контекстное меню, тоже самое что и </text:span><text:span text:style-name="T19">MenuStrip, </text:span><text:span text:style-name="T17">но показывается при нажатии правой кнопки мыши.</text:span></text:p>
      <text:p text:style-name="P31"><text:span text:style-name="T18">TrackBar</text:span><text:span text:style-name="T16">– </text:span><text:span text:style-name="T20">Полоса с пунктами и ползунком. Можно выставить максимальное и минимальное значение и шаг.</text:span></text:p>
      <text:p text:style-name="P26"/>
      <text:h text:style-name="P32" text:outline-level="2"><text:soft-page-break/>Вывод</text:h>
      <text:p text:style-name="P33"><text:span text:style-name="T21"><text:tab/></text:span><text:span text:style-name="T22">В ходе выполнения </text:span><text:span text:style-name="T23">данной лабораторной</text:span><text:span text:style-name="T22"> работы </text:span><text:span text:style-name="T24">с помощью шаблона </text:span><text:span text:style-name="T22">мною было создано </text:span><text:span text:style-name="T24">приложение </text:span><text:span text:style-name="T23">содержащее в себе</text:span><text:span text:style-name="T24"> </text:span><text:span text:style-name="T23">два</text:span><text:span text:style-name="T24"> контекстными меню и основным. </text:span><text:span text:style-name="T23">В приложении можно менять внешний вид ползунка и его ориентацию. </text:span><text:span text:style-name="T25">Получены навыки использования меню инструментов.</text:span></text:p>
      <text:p text:style-name="P22"/>
      <text:p text:style-name="P22"/>
      <text:p text:style-name="P22"/>
      <text:p text:style-name="P22"/>
      <text:h text:style-name="P34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6H27M5S</meta:editing-duration>
    <meta:editing-cycles>120</meta:editing-cycles>
    <meta:generator>LibreOffice/24.8.1.2$Windows_X86_64 LibreOffice_project/87fa9aec1a63e70835390b81c40bb8993f1d4ff6</meta:generator>
    <dc:title>Реферат ГОСТ</dc:title>
    <dc:date>2024-10-22T16:02:31.843000000</dc:date>
    <meta:document-statistic meta:table-count="0" meta:image-count="0" meta:object-count="0" meta:page-count="19" meta:paragraph-count="476" meta:word-count="1823" meta:character-count="24717" meta:non-whitespace-character-count="18830"/>
  </office:meta>
</office:document-meta>
</file>